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34d" officeooo:paragraph-rsid="0010d34d"/>
    </style:style>
    <style:style style:name="P2" style:family="paragraph" style:parent-style-name="Standard">
      <style:text-properties officeooo:rsid="0010d34d" officeooo:paragraph-rsid="0012c9f2"/>
    </style:style>
    <style:style style:name="P3" style:family="paragraph" style:parent-style-name="Standard">
      <style:text-properties officeooo:rsid="0010d34d" officeooo:paragraph-rsid="0014c5ca"/>
    </style:style>
    <style:style style:name="P4" style:family="paragraph" style:parent-style-name="Standard">
      <style:text-properties officeooo:rsid="0010d34d" officeooo:paragraph-rsid="0015c060"/>
    </style:style>
    <style:style style:name="P5" style:family="paragraph" style:parent-style-name="Standard">
      <style:text-properties officeooo:rsid="0011ae0f" officeooo:paragraph-rsid="0011ae0f"/>
    </style:style>
    <style:style style:name="P6" style:family="paragraph" style:parent-style-name="Standard">
      <style:text-properties officeooo:rsid="0012c9f2" officeooo:paragraph-rsid="0012c9f2"/>
    </style:style>
    <style:style style:name="P7" style:family="paragraph" style:parent-style-name="Standard" style:list-style-name="L1">
      <style:paragraph-properties fo:margin-left="0.5in" fo:margin-right="0in" fo:text-indent="0in" style:auto-text-indent="false"/>
      <style:text-properties officeooo:rsid="0011ae0f" officeooo:paragraph-rsid="0011ae0f"/>
    </style:style>
    <style:style style:name="P8" style:family="paragraph" style:parent-style-name="Standard" style:list-style-name="L1" style:master-page-name="">
      <style:paragraph-properties fo:margin-left="0.5in" fo:margin-right="0in" fo:text-indent="0in" style:auto-text-indent="false" style:page-number="auto"/>
      <style:text-properties officeooo:rsid="0011ae0f" officeooo:paragraph-rsid="0011ae0f"/>
    </style:style>
    <style:style style:name="T1" style:family="text">
      <style:text-properties officeooo:rsid="0012c9f2"/>
    </style:style>
    <style:style style:name="T2" style:family="text">
      <style:text-properties officeooo:rsid="0014c5ca"/>
    </style:style>
    <style:style style:name="T3" style:family="text">
      <style:text-properties officeooo:rsid="0015c0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text:p>
      <text:p text:style-name="P1"/>
      <text:p text:style-name="P2">Teos: <text:span text:style-name="T1">Ohjelmistoarkkitehtuurin sisällyttäminen ketteriin ohjelmistotuotantomenetelmiin, kandidaatintutkielma, Helsingin yliopisto, Tietojenkäsittelytieteen laitos</text:span></text:p>
      <text:p text:style-name="P1"/>
      <text:p text:style-name="P1">Tekijä: <text:span text:style-name="T1">Tero Huomo</text:span></text:p>
      <text:p text:style-name="P1"/>
      <text:p text:style-name="P4"><text:span text:style-name="T1">Tutkielmassa kuvataan ohjelmistokehittäjien kokemia haasteita ohjelmistoarkkitehtuurin suunnittelun ja toteutuksen osalta ketterien menetelmien mukaisessa ohjelmistokehityksessä sekä käytäntöjä, joita ohjelmistokehittäjät ovat käyttäneet näiden haasteiden ratkaisemiseksi. Käytäntöjen voidaan ajatella myös olevan suunnitteluorientoituneiden tai <text:s/>isojen ohjelmistotuotantoyhtiöiden tapa sopeutua prosessimallin muutoksiin ja ketterän ohjelmistokehityksen haasteisiin.</text:span></text:p>
      <text:p text:style-name="P2"/>
      <text:p text:style-name="P3">Ketterässä kehityksessä <text:span text:style-name="T1">ei</text:span> ole <text:span text:style-name="T1">vesiputousmallin mukaista</text:span> tilaa <text:span text:style-name="T1">tai vaihetta o</text:span>jelmistoarkkitehtuurille <text:span text:style-name="T2">ja ketterän ohjelmistokehityksen koetaan antavan liian vähän neuvoja ohjelmistorakenteen suunnittelulle ja toteutukselle. Tutkielma käsittelee erilaisia tapoja ja käytänteitä ohjelmistoarkkitehtuurin sisällyttämiseksi ketteriin ohjelmistotuotantomenetelmiin sekä näihin mahdollisesti liittyviä rikkeitä ketterän kehityksen perimmäisiin arvoihin liittyen. </text:span></text:p>
      <text:p text:style-name="P3"/>
      <text:p text:style-name="P3"><text:span text:style-name="T2">Tutkielmassa esitetyt käytänteet arkkitehtuurin sisällyttämiseen ovat seuraavat:</text:span></text:p>
      <text:p text:style-name="P3"/>
      <text:list xml:id="list5998508298174048431" text:style-name="L1">
        <text:list-item>
          <text:p text:style-name="P8"><text:span text:style-name="T2">S</text:span>print 0, <text:span text:style-name="T2">missä </text:span>luodaan korkean tason suunnitelma ohjelmiston arkkitehtuurista. <text:span text:style-name="T3">Tämän jälkeen vasta siirrytään Sprint 1:een, mikä on kuitenkin ketterien ohelmistotuotantomenetelmien mukaan ensimmäinen tunnustettu ohjelmistotuotannon aloittava sprintti.</text:span></text:p>
        </text:list-item>
        <text:list-item>
          <text:p text:style-name="P7">Arkkitehtuuri <text:span text:style-name="T3">toteutetaan </text:span>erillisenä prosessina, <text:span text:style-name="T2">missä </text:span>arkkitehtuuriryhmä <text:span text:style-name="T3">valmistelee järjestelmää juuri riittävästi tukemaan seuraavia toiminnallisuuksia ja järjestelmän rakenne muodostuu toiminnallisuuksien tapaan iteratiivisesti.</text:span></text:p>
        </text:list-item>
        <text:list-item>
          <text:p text:style-name="P7">Suunnittelupiikit, <text:span text:style-name="T3">jotka </text:span>ovat iteraation aikana suoritettavia työjaksoja, <text:span text:style-name="T3">joissa ratkotaan arkkitehtuuriin liittyviä ongelmia ja joita kohdellaan kuten käyttäjätarinoita, ne priorisoidaan, estimoidaan ja suoritetaan. </text:span></text:p>
        </text:list-item>
        <text:list-item>
          <text:p text:style-name="P7">Arkkitehtuurijaksot tai team sprintit, <text:span text:style-name="T3">joita suoritetaan tarvittaessa tavallisen kehitysjakson sijasta ja ovat ikään kuin laajennettuja variaatioita suunnittelupiikeistä</text:span>. <text:s text:c="2"/></text:p>
        </text:list-item>
        <text:list-item>
          <text:p text:style-name="P7">Arkkitehtuuritarinat <text:span text:style-name="T3">tai kehittäjätarinat, jotka vastaavat käyttäjätarinoita, mutta niitä kirjaavat asiakkaan sijaan järjestelmää kehittävä ryhmä.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09:58:37.181643825</meta:creation-date>
    <dc:date>2016-05-09T11:20:13.084010865</dc:date>
    <meta:editing-duration>PT3M12S</meta:editing-duration>
    <meta:editing-cycles>1</meta:editing-cycles>
    <meta:document-statistic meta:table-count="0" meta:image-count="0" meta:object-count="0" meta:page-count="1" meta:paragraph-count="11" meta:word-count="207" meta:character-count="2220" meta:non-whitespace-character-count="2022"/>
    <meta:generator>LibreOffice/4.2.8.2$Linux_X86_64 LibreOffice_project/420m0$Build-2</meta:generator>
  </office:meta>
</office:document-meta>
</file>